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9.151cm" table:align="margins" style:may-break-between-rows="false" style:writing-mode="lr-tb"/>
    </style:style>
    <style:style style:name="Table3.A" style:family="table-column">
      <style:table-column-properties style:column-width="2.245cm" style:rel-column-width="16078*"/>
    </style:style>
    <style:style style:name="Table3.B" style:family="table-column">
      <style:table-column-properties style:column-width="2.226cm" style:rel-column-width="15937*"/>
    </style:style>
    <style:style style:name="Table3.C" style:family="table-column">
      <style:table-column-properties style:column-width="0.612cm" style:rel-column-width="4379*"/>
    </style:style>
    <style:style style:name="Table3.D" style:family="table-column">
      <style:table-column-properties style:column-width="1.94cm" style:rel-column-width="13895*"/>
    </style:style>
    <style:style style:name="Table3.E" style:family="table-column">
      <style:table-column-properties style:column-width="2.129cm" style:rel-column-width="15246*"/>
    </style:style>
    <style:style style:name="Table3.1" style:family="table-row">
      <style:table-row-properties style:min-row-height="1.004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3.E1" style:family="table-cell">
      <style:table-cell-properties style:vertical-align="middle" fo:padding="0.049cm" fo:border="0.05pt solid #000000" style:writing-mode="page"/>
    </style:style>
    <style:style style:name="Table3.2" style:family="table-row">
      <style:table-row-properties style:min-row-height="0.272cm"/>
    </style:style>
    <style:style style:name="Table3.A2" style:family="table-cell">
      <style:table-cell-properties style:vertical-align="middle" fo:padding="0.049cm" fo:border="none" style:writing-mode="page"/>
    </style:style>
    <style:style style:name="Table3.3" style:family="table-row">
      <style:table-row-properties style:min-row-height="1.034cm"/>
    </style:style>
    <style:style style:name="Table3.A4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3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08d016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10f7046"/>
    </style:style>
    <style:style style:name="P50" style:family="paragraph" style:parent-style-name="Footer">
      <style:text-properties officeooo:paragraph-rsid="01120261"/>
    </style:style>
    <style:style style:name="P51" style:family="paragraph" style:parent-style-name="Footer">
      <style:paragraph-properties fo:text-align="end" style:justify-single-word="false"/>
      <style:text-properties officeooo:paragraph-rsid="00d4df5c"/>
    </style:style>
    <style:style style:name="P52" style:family="paragraph" style:parent-style-name="Footer">
      <style:text-properties officeooo:paragraph-rsid="00d4df5c"/>
    </style:style>
    <style:style style:name="P53" style:family="paragraph" style:parent-style-name="Footer">
      <style:text-properties officeooo:paragraph-rsid="00863005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d8520c"/>
    </style:style>
    <style:style style:name="P58" style:family="paragraph" style:parent-style-name="Footer">
      <style:text-properties officeooo:paragraph-rsid="002aa84d"/>
    </style:style>
    <style:style style:name="P59" style:family="paragraph" style:parent-style-name="Footer">
      <style:text-properties officeooo:rsid="001f8a2d" officeooo:paragraph-rsid="00bd36bc"/>
    </style:style>
    <style:style style:name="P60" style:family="paragraph" style:parent-style-name="Footer">
      <style:text-properties officeooo:rsid="001f8a2d" officeooo:paragraph-rsid="002b33ed"/>
    </style:style>
    <style:style style:name="P61" style:family="paragraph" style:parent-style-name="Footer">
      <style:text-properties officeooo:rsid="011350d1" officeooo:paragraph-rsid="011350d1"/>
    </style:style>
    <style:style style:name="P62" style:family="paragraph" style:parent-style-name="Footer">
      <style:text-properties officeooo:rsid="0096b4e2" officeooo:paragraph-rsid="0096b4e2"/>
    </style:style>
    <style:style style:name="P63" style:family="paragraph" style:parent-style-name="Footer">
      <style:text-properties officeooo:paragraph-rsid="0096b4e2"/>
    </style:style>
    <style:style style:name="P64" style:family="paragraph" style:parent-style-name="Footer">
      <style:text-properties officeooo:paragraph-rsid="02a682f9"/>
    </style:style>
    <style:style style:name="P65" style:family="paragraph" style:parent-style-name="Header">
      <style:paragraph-properties fo:text-align="start" style:justify-single-word="false"/>
      <style:text-properties officeooo:paragraph-rsid="0211dd7e"/>
    </style:style>
    <style:style style:name="P66" style:family="paragraph" style:parent-style-name="Header">
      <style:paragraph-properties fo:text-align="start" style:justify-single-word="false"/>
      <style:text-properties officeooo:paragraph-rsid="0289fb01"/>
    </style:style>
    <style:style style:name="P67" style:family="paragraph" style:parent-style-name="Header">
      <style:paragraph-properties fo:text-align="start" style:justify-single-word="false"/>
      <style:text-properties officeooo:paragraph-rsid="02a56131"/>
    </style:style>
    <style:style style:name="P6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officeooo:paragraph-rsid="00ab054e"/>
    </style:style>
    <style:style style:name="P72" style:family="paragraph" style:parent-style-name="Header">
      <style:paragraph-properties fo:text-align="center" style:justify-single-word="false"/>
      <style:text-properties officeooo:paragraph-rsid="00c10aa6"/>
    </style:style>
    <style:style style:name="P7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9" style:family="paragraph" style:parent-style-name="_5f_Header_20_D_20_page_20_impaire_20__28_D_29_">
      <style:text-properties officeooo:paragraph-rsid="01a13e78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4" style:family="paragraph" style:parent-style-name="_5f_Header_20_G_20_page_20_paire_20__28_G_29_">
      <style:text-properties officeooo:paragraph-rsid="00eb2abc"/>
    </style:style>
    <style:style style:name="P85" style:family="paragraph" style:parent-style-name="_5f_Header_20_G_20_page_20_paire_20__28_G_29_">
      <style:paragraph-properties fo:text-align="start" style:justify-single-word="false"/>
    </style:style>
    <style:style style:name="P86" style:family="paragraph" style:parent-style-name="_5f_Header_20_G_20_page_20_paire_20__28_G_29_">
      <style:text-properties officeooo:paragraph-rsid="0334a5be"/>
    </style:style>
    <style:style style:name="P87" style:family="paragraph" style:parent-style-name="_5f_Header_20_N_20_page_20_impaire_20__28_D_29_">
      <style:paragraph-properties fo:text-align="start" style:justify-single-word="false"/>
    </style:style>
    <style:style style:name="P88" style:family="paragraph" style:parent-style-name="_5f_Header_20_N_20_page_20_impaire_20__28_D_29_">
      <style:text-properties officeooo:rsid="0277791e" officeooo:paragraph-rsid="0277791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 style:list-style-name="_5f_Numérotation_20_des_20_exercices"/>
    <style:style style:name="P106" style:family="paragraph" style:parent-style-name="_5f_Paragraphe_5f_Réponse_5f_Elève" style:list-style-name="_5f_Numérotation_20_des_20_exercices"/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remier_5f_Titre_5f_Exercices_5f_avec_5f_Num_20_Exo_5f_Avec_5f_Titre" style:list-style-name="_5f_Numérotation_20_des_20_exercices" style:master-page-name="_32__5f_2_5f_SERIE_5f_M_5f_GAUCHE_5f_ET_5f_DROITE_5f_2COL">
      <style:paragraph-properties style:page-number="204" fo:break-before="auto" fo:break-after="auto"/>
    </style:style>
    <style:style style:name="P109" style:family="paragraph" style:parent-style-name="_5f_Titre_5f_Exercices_5f_sans_5f_Titre" style:list-style-name="_5f_Numérotation_20_des_20_exercices"/>
    <style:style style:name="P11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7fb241"/>
    </style:style>
    <style:style style:name="P119" style:family="paragraph">
      <loext:graphic-properties draw:fill="solid" draw:fill-color="#1ca2b8"/>
    </style:style>
    <style:style style:name="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62e4e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-color="#2a6099"/>
      <style:paragraph-properties fo:text-align="center"/>
    </style:style>
    <style:style style:name="P1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6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3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ecf19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33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officeooo:rsid="008d016c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9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9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9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96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9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9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99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10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10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10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138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96b4e2"/>
    </style:style>
    <style:style style:name="T144" style:family="text">
      <style:text-properties fo:font-variant="small-caps" officeooo:rsid="00a847d5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1fe03f2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5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21" svg:stroke-width="0.041cm" svg:stroke-color="#d7e12c" draw:marker-start="" draw:marker-start-width="0.362cm" draw:marker-start-center="false" draw:marker-end="" draw:marker-end-width="0.362cm" draw:marker-end-center="false" draw:fill="solid" draw:fill-color="#ecf191" draw:opacity="50%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draw:shadow-opacity="50%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22cm" fo:min-width="0.8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18" draw:text-style-name="P122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1" draw:z-index="3" draw:name="Shape2_0" draw:style-name="gr19" draw:text-style-name="P117" svg:width="3.857cm" svg:height="0.805cm" draw:transform="rotate (0.0872664625997165) translate (0.467430555555556cm 1.34055555555556cm)">
        <draw:text-box>
          <text:p text:style-name="P111"><text:span text:style-name="T181">Série 2</text:span></text:p>
        </draw:text-box>
      </draw:frame>
      <draw:line text:anchor-type="page" text:anchor-page-number="1" draw:z-index="2" draw:name="Shape3_1" draw:style-name="gr20" draw:text-style-name="P123" svg:x1="8.562cm" svg:y1="1.501cm" svg:x2="21.957cm" svg:y2="1.425cm">
        <text:p/>
      </draw:line>
      <draw:path text:anchor-type="page" text:anchor-page-number="1" draw:z-index="1" draw:name="Shape1_0" draw:style-name="gr21" draw:text-style-name="P118" svg:width="4.329cm" svg:height="2.24cm" svg:x="0cm" svg:y="0.001cm" svg:viewBox="0 0 4330 2241" svg:d="M0 2241l3984-288c209-15 363-168 345-342l-170-1611h-4159z">
        <text:p/>
      </draw:path>
      <text:list xml:id="list3911041583" text:style-name="_5f_Numérotation_20_des_20_exercices">
        <text:list-item text:start-value="1">
          <text:h text:style-name="P108" text:outline-level="1" text:restart-numbering="true" text:start-value="1">Attention aux unités, bis !</text:h>
        </text:list-item>
      </text:list>
      <text:h text:style-name="_5f_Paragraphe" text:outline-level="1">Sur la figure ci-dessous, agrandie, ABCD est un carré, de 1 cm de côté.</text:h>
      <text:h text:style-name="_5f_Paragraphe" text:outline-level="1"><draw:g text:anchor-type="paragraph" draw:z-index="0" draw:name="Shape20" draw:style-name="gr22"><draw:line draw:style-name="gr23" draw:text-style-name="P124" svg:x1="0.24cm" svg:y1="6.949cm" svg:x2="9.022cm" svg:y2="6.949cm"><text:p/></draw:line><draw:line draw:style-name="gr24" draw:text-style-name="P124" svg:x1="0.24cm" svg:y1="6.431cm" svg:x2="9cm" svg:y2="6.394cm"><text:p/></draw:line><draw:line draw:style-name="gr25" draw:text-style-name="P124" svg:x1="0.24cm" svg:y1="5.906cm" svg:x2="9.022cm" svg:y2="5.906cm"><text:p/></draw:line><draw:line draw:style-name="gr26" draw:text-style-name="P124" svg:x1="0.24cm" svg:y1="5.381cm" svg:x2="9.022cm" svg:y2="5.381cm"><text:p/></draw:line><draw:line draw:style-name="gr27" draw:text-style-name="P124" svg:x1="0.24cm" svg:y1="4.859cm" svg:x2="9.022cm" svg:y2="4.859cm"><text:p/></draw:line><draw:line draw:style-name="gr28" draw:text-style-name="P124" svg:x1="0.24cm" svg:y1="3.817cm" svg:x2="9.022cm" svg:y2="3.817cm"><text:p/></draw:line><draw:line draw:style-name="gr29" draw:text-style-name="P124" svg:x1="0.24cm" svg:y1="3.295cm" svg:x2="9.022cm" svg:y2="3.295cm"><text:p/></draw:line><draw:line draw:style-name="gr30" draw:text-style-name="P124" svg:x1="0.24cm" svg:y1="2.767cm" svg:x2="9.022cm" svg:y2="2.767cm"><text:p/></draw:line><draw:line draw:style-name="gr31" draw:text-style-name="P124" svg:x1="0.256cm" svg:y1="0.157cm" svg:x2="0.24cm" svg:y2="6.954cm"><text:p/></draw:line><draw:line draw:style-name="gr32" draw:text-style-name="P124" svg:x1="0.742cm" svg:y1="0.157cm" svg:x2="0.755cm" svg:y2="6.95cm"><text:p/></draw:line><draw:line draw:style-name="gr33" draw:text-style-name="P124" svg:x1="1.289cm" svg:y1="0.157cm" svg:x2="1.27cm" svg:y2="6.954cm"><text:p/></draw:line><draw:line draw:style-name="gr34" draw:text-style-name="P124" svg:x1="1.778cm" svg:y1="0.157cm" svg:x2="1.782cm" svg:y2="6.954cm"><text:p/></draw:line><draw:line draw:style-name="gr35" draw:text-style-name="P124" svg:x1="2.302cm" svg:y1="0.157cm" svg:x2="2.301cm" svg:y2="6.954cm"><text:p/></draw:line><draw:line draw:style-name="gr36" draw:text-style-name="P124" svg:x1="3.325cm" svg:y1="0.157cm" svg:x2="3.334cm" svg:y2="6.924cm"><text:p/></draw:line><draw:line draw:style-name="gr37" draw:text-style-name="P124" svg:x1="3.848cm" svg:y1="0.157cm" svg:x2="3.852cm" svg:y2="6.954cm"><text:p/></draw:line><draw:line draw:style-name="gr38" draw:text-style-name="P124" svg:x1="4.88cm" svg:y1="0.157cm" svg:x2="4.886cm" svg:y2="6.954cm"><text:p/></draw:line><draw:line draw:style-name="gr39" draw:text-style-name="P124" svg:x1="5.388cm" svg:y1="0.157cm" svg:x2="5.399cm" svg:y2="6.954cm"><text:p/></draw:line><draw:line draw:style-name="gr40" draw:text-style-name="P124" svg:x1="5.917cm" svg:y1="0.157cm" svg:x2="5.925cm" svg:y2="6.954cm"><text:p/></draw:line><draw:line draw:style-name="gr41" draw:text-style-name="P124" svg:x1="6.435cm" svg:y1="0.157cm" svg:x2="6.434cm" svg:y2="6.954cm"><text:p/></draw:line><draw:line draw:style-name="gr42" draw:text-style-name="P124" svg:x1="6.956cm" svg:y1="0.157cm" svg:x2="6.961cm" svg:y2="6.954cm"><text:p/></draw:line><draw:line draw:style-name="gr43" draw:text-style-name="P124" svg:x1="7.48cm" svg:y1="0.157cm" svg:x2="7.471cm" svg:y2="6.954cm"><text:p/></draw:line><draw:line draw:style-name="gr44" draw:text-style-name="P124" svg:x1="7.993cm" svg:y1="0.157cm" svg:x2="7.987cm" svg:y2="6.954cm"><text:p/></draw:line><draw:line draw:style-name="gr45" draw:text-style-name="P124" svg:x1="8.505cm" svg:y1="0.157cm" svg:x2="8.495cm" svg:y2="6.951cm"><text:p/></draw:line><draw:line draw:style-name="gr46" draw:text-style-name="P124" svg:x1="9.01cm" svg:y1="0.157cm" svg:x2="9.016cm" svg:y2="6.954cm"><text:p/></draw:line><draw:frame draw:style-name="gr47" draw:text-style-name="P126" svg:width="0.514cm" svg:height="0.537cm" svg:x="0.239cm" svg:y="4.858cm"><draw:text-box><text:p text:style-name="P125"><text:span text:style-name="T183">1</text:span></text:p><text:p text:style-name="P125"><text:span text:style-name="T183">mm²</text:span></text:p></draw:text-box></draw:frame><draw:line draw:style-name="gr48" draw:text-style-name="P127" svg:x1="0.241cm" svg:y1="2.249cm" svg:x2="9.011cm" svg:y2="2.266cm"><text:p/></draw:line><draw:line draw:style-name="gr48" draw:text-style-name="P127" svg:x1="8.503cm" svg:y1="2.263cm" svg:x2="9.01cm" svg:y2="2.263cm"><text:p/></draw:line><draw:line draw:style-name="gr48" draw:text-style-name="P127" svg:x1="0.247cm" svg:y1="4.341cm" svg:x2="9.019cm" svg:y2="4.335cm"><text:p/></draw:line><draw:line draw:style-name="gr48" draw:text-style-name="P127" svg:x1="8.503cm" svg:y1="4.335cm" svg:x2="9.01cm" svg:y2="4.335cm"><text:p/></draw:line><draw:line draw:style-name="gr24" draw:text-style-name="P124" svg:x1="8.001cm" svg:y1="6.394cm" svg:x2="8.996cm" svg:y2="6.402cm"><text:p/></draw:line><draw:line draw:style-name="gr49" draw:text-style-name="P124" svg:x1="4.364cm" svg:y1="0.114cm" svg:x2="4.388cm" svg:y2="6.93cm"><text:p/></draw:line><draw:line draw:style-name="gr36" draw:text-style-name="P124" svg:x1="2.811cm" svg:y1="0.157cm" svg:x2="2.811cm" svg:y2="6.946cm"><text:p/></draw:line><draw:line draw:style-name="gr24" draw:text-style-name="P124" svg:x1="0.232cm" svg:y1="1.725cm" svg:x2="8.992cm" svg:y2="1.688cm"><text:p/></draw:line><draw:line draw:style-name="gr25" draw:text-style-name="P124" svg:x1="0.232cm" svg:y1="1.203cm" svg:x2="9.014cm" svg:y2="1.203cm"><text:p/></draw:line><draw:line draw:style-name="gr26" draw:text-style-name="P124" svg:x1="0.232cm" svg:y1="0.679cm" svg:x2="9.014cm" svg:y2="0.679cm"><text:p/></draw:line><draw:line draw:style-name="gr27" draw:text-style-name="P124" svg:x1="0.232cm" svg:y1="0.157cm" svg:x2="9.014cm" svg:y2="0.157cm"><text:p/></draw:line><draw:line draw:style-name="gr24" draw:text-style-name="P124" svg:x1="7.995cm" svg:y1="1.688cm" svg:x2="8.99cm" svg:y2="1.696cm"><text:p/></draw:line><draw:rect draw:style-name="gr50" draw:text-style-name="P128" svg:width="5.151cm" svg:height="5.21cm" svg:x="1.263cm" svg:y="0.688cm"><text:p/></draw:rect><draw:frame draw:style-name="gr51" draw:text-style-name="P130" svg:width="0.95cm" svg:height="0.84cm" svg:x="0.611cm" svg:y="0.207cm"><draw:text-box><text:p text:style-name="P129"><text:span text:style-name="T184">A</text:span></text:p></draw:text-box></draw:frame><draw:frame draw:style-name="gr51" draw:text-style-name="P130" svg:width="0.948cm" svg:height="0.84cm" svg:x="6.296cm" svg:y="0.207cm"><draw:text-box><text:p text:style-name="P129"><text:span text:style-name="T184">B</text:span></text:p></draw:text-box></draw:frame><draw:frame draw:style-name="gr52" draw:text-style-name="P130" svg:width="0.95cm" svg:height="0.842cm" svg:x="6.414cm" svg:y="5.726cm"><draw:text-box><text:p text:style-name="P129"><text:span text:style-name="T184">C</text:span></text:p></draw:text-box></draw:frame><draw:frame draw:style-name="gr52" draw:text-style-name="P130" svg:width="0.95cm" svg:height="0.842cm" svg:x="0.611cm" svg:y="5.726cm"><draw:text-box><text:p text:style-name="P129"><text:span text:style-name="T184">D</text:span></text:p></draw:text-box></draw:frame><draw:frame draw:style-name="gr53" draw:text-style-name="P132" svg:width="0.814cm" svg:height="0.422cm" svg:x="0.034cm" svg:y="6.446cm"><draw:text-box><text:p text:style-name="P131"><text:span text:style-name="T185">1 mm</text:span></text:p></draw:text-box></draw:frame><draw:line draw:style-name="gr54" draw:text-style-name="P133" svg:x1="0.254cm" svg:y1="6.868cm" svg:x2="0.753cm" svg:y2="6.868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5819320953031" text:continue-list="list3911041583" text:style-name="_5f_Numérotation_20_des_20_exercices">
        <text:list-item>
          <text:list>
            <text:list-item text:start-value="1">
              <text:p text:style-name="_5f_Paragraphe_5f_avec_5f_Num_5f_Question">Détermine l’aire de ABCD, en mm².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</text:span></text:p>
      <text:list xml:id="list225818002697663" text:continue-numbering="true" text:style-name="_5f_Numérotation_20_des_20_exercices">
        <text:list-item>
          <text:list>
            <text:list-item>
              <text:p text:style-name="_5f_Paragraphe_5f_avec_5f_Num_5f_Question">Détermine l’aire de ABCD, en cm².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</text:span></text:p>
      <text:list xml:id="list225818929639989" text:continue-numbering="true" text:style-name="_5f_Numérotation_20_des_20_exercices">
        <text:list-item>
          <text:list>
            <text:list-item>
              <text:p text:style-name="P106">Complète : 1 cm² = <text:span text:style-name="_5f_pointillés_20_gris">……….. </text:span>mm²</text:p>
            </text:list-item>
          </text:list>
        </text:list-item>
        <text:list-item>
          <text:h text:style-name="P109" text:outline-level="1">Complète :</text:h>
          <text:list>
            <text:list-item text:start-value="1">
              <text:p text:style-name="P106">12 dam² = 12 000 000 <text:span text:style-name="_5f_pointillés_20_gris">………..</text:span></text:p>
            </text:list-item>
            <text:list-item>
              <text:p text:style-name="P106">456 dm² = 4,56 <text:span text:style-name="_5f_pointillés_20_gris">…………</text:span>.</text:p>
            </text:list-item>
            <text:list-item>
              <text:p text:style-name="P106">7 m² = 0,000 007 <text:span text:style-name="_5f_pointillés_20_gris">………</text:span></text:p>
            </text:list-item>
            <text:list-item>
              <text:p text:style-name="P106">254 mm² = 0,000 254 <text:span text:style-name="_5f_pointillés_20_gris">………</text:span></text:p>
            </text:list-item>
            <text:list-item>
              <text:p text:style-name="P106">433 mm² = 0,043 3 <text:span text:style-name="_5f_pointillés_20_gris">………</text:span></text:p>
            </text:list-item>
          </text:list>
        </text:list-item>
        <text:list-item>
          <text:h text:style-name="P109" text:outline-level="1"><text:s/>Complète :</text:h>
          <text:list>
            <text:list-item text:start-value="1">
              <text:p text:style-name="P106"><text:s/>468,5 dm² = <text:span text:style-name="_5f_pointillés_20_gris">…………</text:span>.<text:span text:style-name="_5f_pointillés_20_gris">…………</text:span>. m²</text:p>
            </text:list-item>
            <text:list-item>
              <text:p text:style-name="P106"><text:s/>937 cm² = <text:span text:style-name="_5f_pointillés_20_gris">…………</text:span>.<text:span text:style-name="_5f_pointillés_20_gris">…………</text:span>. dm²</text:p>
            </text:list-item>
            <text:list-item>
              <text:p text:style-name="P106"><text:s/>682 hm² = <text:span text:style-name="_5f_pointillés_20_gris">…………</text:span>.<text:span text:style-name="_5f_pointillés_20_gris">…………</text:span>. m²</text:p>
            </text:list-item>
            <text:list-item>
              <text:p text:style-name="P106"><text:s/>772,1 cm² = <text:span text:style-name="_5f_pointillés_20_gris">…………</text:span>.<text:span text:style-name="_5f_pointillés_20_gris">…………</text:span>. mm²</text:p>
            </text:list-item>
            <text:list-item>
              <text:p text:style-name="P106"><text:s/>641,5 dam² = <text:span text:style-name="_5f_pointillés_20_gris">…………</text:span>.<text:span text:style-name="_5f_pointillés_20_gris">…………</text:span>. ha</text:p>
            </text:list-item>
          </text:list>
        </text:list-item>
      </text:list>
      <text:h text:style-name="_5f_Paragraphe" text:outline-level="1">(1 ha = 1 hm²)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5818132981952" text:continue-numbering="true" text:style-name="_5f_Numérotation_20_des_20_exercices">
        <text:list-item>
          <text:h text:style-name="P109" text:outline-level="1">Complète :</text:h>
          <text:list>
            <text:list-item text:start-value="1">
              <text:p text:style-name="P106"><text:s/>97 m² = 970 000 <text:span text:style-name="_5f_pointillés_20_gris">……………………………………..</text:span></text:p>
            </text:list-item>
            <text:list-item>
              <text:p text:style-name="P106"><text:s/>290,5 dm² = <text:span text:style-name="_5f_pointillés_20_gris">…………</text:span>.<text:span text:style-name="_5f_pointillés_20_gris">…………..c</text:span>m²</text:p>
            </text:list-item>
            <text:list-item>
              <text:p text:style-name="P106"><text:s/>203 m² = <text:span text:style-name="_5f_pointillés_20_gris">…………</text:span>.<text:span text:style-name="_5f_pointillés_20_gris">…………</text:span>. cm²</text:p>
            </text:list-item>
            <text:list-item>
              <text:p text:style-name="P106"><text:s/>296,77 cm² = 2,967 7 <text:span text:style-name="_5f_pointillés_20_gris">………………………………</text:span>.</text:p>
            </text:list-item>
            <text:list-item>
              <text:p text:style-name="P106"><text:s/>118 km² = <text:span text:style-name="_5f_pointillés_20_gris">…………</text:span>.<text:span text:style-name="_5f_pointillés_20_gris">…...……</text:span>.<text:span text:style-name="_5f_pointillés_20_gris">…………….. </text:span>m²</text:p>
            </text:list-item>
            <text:list-item>
              <text:p text:style-name="P106"><text:s/>355,59 m² = <text:span text:style-name="_5f_pointillés_20_gris">…………………</text:span>.<text:span text:style-name="_5f_pointillés_20_gris">…………</text:span>.<text:span text:style-name="_5f_pointillés_20_gris">…</text:span>. km²</text:p>
            </text:list-item>
            <text:list-item>
              <text:p text:style-name="P106"><text:s/>329 dam² = 3 290 000 <text:span text:style-name="_5f_pointillés_20_gris">……………………………..</text:span></text:p>
            </text:list-item>
            <text:list-item>
              <text:p text:style-name="P106"><text:s/>84,5 m² = <text:span text:style-name="_5f_pointillés_20_gris">…………</text:span>.<text:span text:style-name="_5f_pointillés_20_gris">……………….... </text:span>ha<text:line-break/>(1 ha = 1 hm²)</text:p>
            </text:list-item>
          </text:list>
        </text:list-item>
        <text:list-item>
          <text:h text:style-name="P109" text:outline-level="1">On <text:s/>donne les superficies suivantes :</text:h>
          <text:list>
            <text:list-item>
              <text:list>
                <text:list-item>
                  <text:h text:style-name="P105" text:outline-level="1">Belle-Île-en-mer : 90 km²</text:h>
                </text:list-item>
                <text:list-item>
                  <text:h text:style-name="P105" text:outline-level="1">Île d’Yeu : 2 300 ha</text:h>
                </text:list-item>
                <text:list-item>
                  <text:h text:style-name="P105" text:outline-level="1">Île d’Oléron : 175 000 000 m²</text:h>
                </text:list-item>
                <text:list-item>
                  <text:h text:style-name="P105" text:outline-level="1">Île de Jersey : 1 160 000 dam²</text:h>
                </text:list-item>
              </text:list>
            </text:list-item>
          </text:list>
        </text:list-item>
      </text:list>
      <text:h text:style-name="_5f_Paragraphe" text:outline-level="1">Range ces îles dans l’ordre décroissant de leur <text:s/>superficie. <text:s text:c="2"/></text:h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list xml:id="list225818982665529" text:continue-numbering="true" text:style-name="_5f_Numérotation_20_des_20_exercices">
        <text:list-item>
          <text:h text:style-name="_5f_Titre_5f_Exercices_5f_avec_5f_Titre" text:outline-level="1">Dominos</text:h>
        </text:list-item>
      </text:list>
      <text:h text:style-name="_5f_Paragraphe" text:outline-level="1">Le but de ce jeu est de mettre bout à bout tous les dominos, en partant du domino « Départ ». On peut mettre bout à bout deux dominos si les deux parties sont égales.</text:h>
      <text:h text:style-name="_5f_Paragraphe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h text:style-name="_5f_Tableau_5f_Centré" text:outline-level="1">1,358 dm²</text:h>
          </table:table-cell>
          <table:table-cell table:style-name="Table3.A1" office:value-type="string">
            <text:h text:style-name="_5f_Tableau_5f_Centré" text:outline-level="1">13580 m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1" office:value-type="string">
            <text:h text:style-name="_5f_Tableau_5f_Centré" text:outline-level="1">0,1359 m²</text:h>
          </table:table-cell>
          <table:table-cell table:style-name="Table3.E1" office:value-type="string">
            <text:h text:style-name="_5f_Tableau_5f_Centré" text:outline-level="1">Départ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</table:table-row>
        <table:table-row table:style-name="Table3.3">
          <table:table-cell table:style-name="Table3.A1" office:value-type="string">
            <text:h text:style-name="_5f_Tableau_5f_Centré" text:outline-level="1">135,8 cm²</text:h>
          </table:table-cell>
          <table:table-cell table:style-name="Table3.A1" office:value-type="string">
            <text:h text:style-name="_5f_Tableau_5f_Centré" text:outline-level="1">13,58 c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1" office:value-type="string">
            <text:h text:style-name="_5f_Tableau_5f_Centré" text:outline-level="1">0,001358 m²</text:h>
          </table:table-cell>
          <table:table-cell table:style-name="Table3.E1" office:value-type="string">
            <text:h text:style-name="_5f_Tableau_5f_Centré" text:outline-level="1">1358 cm²</text:h>
          </table:table-cell>
        </table:table-row>
        <table:table-row table:style-name="TableLine2084277848144">
          <table:table-cell table:style-name="Table3.A4" office:value-type="string">
            <text:h text:style-name="_5f_Tableau_5f_Centré_5f_Gras" text:outline-level="1"/>
          </table:table-cell>
          <table:table-cell table:style-name="Table3.A4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4" office:value-type="string">
            <text:h text:style-name="_5f_Tableau_5f_Centré" text:outline-level="1"/>
          </table:table-cell>
          <table:table-cell table:style-name="Table3.A4" office:value-type="string">
            <text:h text:style-name="_5f_Tableau_5f_Centré" text:outline-level="1"/>
          </table:table-cell>
        </table:table-row>
        <table:table-row table:style-name="TableLine2084277839168">
          <table:table-cell table:style-name="Table3.A5" office:value-type="string">
            <text:h text:style-name="_5f_Tableau_5f_Centré" text:outline-level="1">135800 mm²</text:h>
          </table:table-cell>
          <table:table-cell table:style-name="Table3.A5" office:value-type="string">
            <text:h text:style-name="_5f_Tableau_5f_Centré" text:outline-level="1">0,1358 d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5" office:value-type="string">
            <text:h text:style-name="_5f_Tableau_5f_Centré" text:outline-level="1">13,58 dm²</text:h>
          </table:table-cell>
          <table:table-cell table:style-name="Table3.E5" office:value-type="string">
            <text:h text:style-name="_5f_Tableau_5f_Centré" text:outline-level="1">1358 mm²</text:h>
          </table:table-cell>
        </table:table-row>
      </table:table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8d016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11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2" style:family="paragraph" style:parent-style-name="Header">
      <style:paragraph-properties fo:text-align="start" style:justify-single-word="false"/>
      <style:text-properties officeooo:paragraph-rsid="0211dd7e"/>
    </style:style>
    <style:style style:name="MP13" style:family="paragraph" style:parent-style-name="Foot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text-properties officeooo:rsid="0242edd8" officeooo:paragraph-rsid="0242edd8"/>
    </style:style>
    <style:style style:name="MP1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6" style:family="paragraph">
      <style:paragraph-properties fo:text-align="center"/>
    </style:style>
    <style:style style:name="MP17" style:family="paragraph" style:parent-style-name="Header">
      <style:paragraph-properties fo:margin-left="0cm" fo:margin-right="0cm" fo:text-indent="0cm" style:auto-text-indent="false"/>
    </style:style>
    <style:style style:name="MP18" style:family="paragraph" style:parent-style-name="Footer">
      <style:text-properties officeooo:paragraph-rsid="010f7046"/>
    </style:style>
    <style:style style:name="MP19" style:family="paragraph" style:parent-style-name="Footer">
      <style:text-properties officeooo:paragraph-rsid="01120261"/>
    </style:style>
    <style:style style:name="MP2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4" style:family="paragraph" style:parent-style-name="_5f_Header_20_D_20_page_20_impaire_20__28_D_29_">
      <style:text-properties officeooo:paragraph-rsid="01a13e78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7" style:family="paragraph" style:parent-style-name="Header">
      <style:paragraph-properties fo:text-align="center" style:justify-single-word="false"/>
      <style:text-properties officeooo:paragraph-rsid="00ab054e"/>
    </style:style>
    <style:style style:name="MP2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 style:parent-style-name="_5f_Footer_20_page_20_paire_20__28_G_29_">
      <style:text-properties fo:font-size="9pt" style:font-size-asian="9pt" style:font-size-complex="9pt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text-properties officeooo:paragraph-rsid="00d4df5c"/>
    </style:style>
    <style:style style:name="MP3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8" style:family="paragraph">
      <loext:graphic-properties draw:fill="solid" draw:fill-color="#d7e12c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5" style:family="paragraph" style:parent-style-name="Footer">
      <style:text-properties officeooo:paragraph-rsid="00863005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65" style:family="paragraph" style:parent-style-name="_5f_Header_20_G_20_page_20_paire_20__28_G_29_">
      <style:paragraph-properties fo:text-align="start" style:justify-single-word="false"/>
    </style:style>
    <style:style style:name="MP66" style:family="paragraph" style:parent-style-name="Footer">
      <style:text-properties officeooo:paragraph-rsid="030c4d7d"/>
    </style:style>
    <style:style style:name="MP67" style:family="paragraph" style:parent-style-name="_5f_Header_20_G_20_page_20_paire_20__28_G_29_">
      <style:text-properties officeooo:paragraph-rsid="0334a5be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9" style:family="paragraph" style:parent-style-name="Header">
      <style:paragraph-properties fo:text-align="start" style:justify-single-word="false"/>
      <style:text-properties officeooo:paragraph-rsid="0289fb01"/>
    </style:style>
    <style:style style:name="MP70" style:family="paragraph" style:parent-style-name="Footer">
      <style:text-properties officeooo:paragraph-rsid="00a59a60"/>
    </style:style>
    <style:style style:name="MP71" style:family="paragraph" style:parent-style-name="Footer">
      <style:text-properties officeooo:paragraph-rsid="004274bc"/>
    </style:style>
    <style:style style:name="MP72" style:family="paragraph" style:parent-style-name="Header">
      <style:paragraph-properties fo:text-align="center" style:justify-single-word="false"/>
      <style:text-properties officeooo:paragraph-rsid="00c10aa6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8" style:family="paragraph" style:parent-style-name="Footer">
      <style:text-properties officeooo:paragraph-rsid="00d8520c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1" style:family="paragraph" style:parent-style-name="Footer">
      <style:text-properties officeooo:paragraph-rsid="002aa84d"/>
    </style:style>
    <style:style style:name="MP8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3" style:family="paragraph">
      <loext:graphic-properties draw:fill="solid" draw:fill-color="#7fb241"/>
    </style:style>
    <style:style style:name="MP8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7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8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8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8" style:family="text">
      <style:text-properties officeooo:rsid="01fe03f2"/>
    </style:style>
    <style:style style:name="MT99" style:family="text">
      <style:text-properties officeooo:rsid="0334a5be"/>
    </style:style>
    <style:style style:name="MT100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0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7" style:family="text">
      <style:text-properties officeooo:rsid="0315af39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0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1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6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1_5f_SERIE_5f_M_5f_GAUCHE_5f_ET_5f_DROITE_5f_2COL" style:display-name="2_1_SERIE_M_GAUCHE_ET_DROITE_2COL" style:page-layout-name="Mpm10" draw:style-name="Mdp1">
      <style:header>
        <text:p text:style-name="MP1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2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Aires</text:span><text:span text:style-name="MT3"> <text:s/>: </text:span><text:span text:style-name="MT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181" text:anchor-type="paragraph" svg:y="-0.06cm" draw:z-index="0"><draw:text-box fo:min-height="0.499cm" fo:min-width="3cm"><draw:frame draw:style-name="Mfr2" draw:name="Frame2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69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0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0"><text:span text:style-name="MT1"><text:s text:c="15"/></text:span>Aire et unité</text:p>
      </style:header>
      <style:header-left>
        <text:p text:style-name="MP10"><text:span text:style-name="MT1"><text:s text:c="15"/></text:span>Aire et unité</text:p>
      </style:header-left>
      <style:footer>
        <text:h text:style-name="_5f_Footer_20_page_20_paire_20__28_G_29_" text:outline-level="1"><draw:frame draw:style-name="Mfr3" draw:name="Frame236" text:anchor-type="paragraph" svg:x="1.007cm" svg:y="-0.06cm" draw:z-index="134"><draw:text-box fo:min-height="0.499cm" fo:min-width="7.096cm"><text:p text:style-name="MP11">Aires : aire et unité</text:p></draw:text-box></draw:frame><draw:g text:anchor-type="paragraph" draw:z-index="340" draw:name="Shape4_118" draw:style-name="Mgr1"><draw:path draw:style-name="Mgr2" draw:text-style-name="MP4" svg:width="0.855cm" svg:height="1.172cm" svg:x="-0.1cm" svg:y="-0.175cm" svg:viewBox="0 0 856 1173" svg:d="M856 1173h-856v-991c0-100 79-182 175-182h505c97 0 176 82 176 182z"><text:p/></draw:path></draw:g><text:page-number text:select-page="current">204</text:page-number></text:h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38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35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2"><text:span text:style-name="MT7">Conversions d’unités : </text:span><text:span text:style-name="MT8">Problèmes</text:span></text:p>
      </style:header>
      <style:header-left>
        <text:p text:style-name="MP12"><text:span text:style-name="MT7">Conversions d’unités : </text:span><text:span text:style-name="MT8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39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">Conversions d’unités : </text:span><text:span text:style-name="MT10">problèmes</text:span></text:p></draw:text-box></draw:frame><draw:g text:anchor-type="paragraph" draw:z-index="137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8">Problèmes</text:span></text:p>
      </style:header>
      <style:header-left>
        <text:p text:style-name="_5f_Header_20_N_20_page_20_paire_20__28_G_29_"><text:s/><text:span text:style-name="MT12">Conversions d’unités : </text:span><text:span text:style-name="MT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41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3">Conversions d’unités </text:span><text:span text:style-name="MT6">: </text:span><text:span text:style-name="MT13">problèmes</text:span></text:p></draw:text-box></draw:frame><draw:g text:anchor-type="paragraph" draw:z-index="142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7">Conversions d’unités : </text:span><text:span text:style-name="MT14">Aires</text:span></text:p>
      </style:header>
      <style:header-left>
        <text:p text:style-name="_5f_Header_20_N_20_page_20_paire_20__28_G_29_"><text:span text:style-name="MT7">Conversions d’unités : </text:span><text:span text:style-name="MT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15">Aires</text:span></text:h></draw:text-box></draw:frame><draw:g text:anchor-type="paragraph" draw:z-index="140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2">Conversions d’unités : </text:span><text:span text:style-name="MT14">Aires</text:span></text:p>
      </style:header>
      <style:header-left>
        <text:p text:style-name="Header"><text:s/><text:span text:style-name="MT12">Conversions d’unités : </text:span><text:span text:style-name="MT14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5">aires</text:span></text:p></draw:text-box></draw:frame><draw:g text:anchor-type="paragraph" draw:z-index="147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3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16">Vitesse</text:span></text:p>
      </style:header>
      <style:header-left>
        <text:p text:style-name="_5f_Header_20_N_20_page_20_impaire_20__28_D_29_"><text:span text:style-name="MT7">Conversions d’unités : </text:span><text:span text:style-name="MT1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7">vitesse</text:span><text:span text:style-name="MT6"> </text:span></text:p></draw:text-box></draw:frame><draw:g text:anchor-type="paragraph" draw:z-index="145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6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18">Temps et durées</text:span></text:p>
      </style:header>
      <style:header-left>
        <text:p text:style-name="_5f_Header_20_N_20_page_20_impaire_20__28_D_29_"><text:s/><text:span text:style-name="MT12">Conversions d’unités : </text:span><text:span text:style-name="MT1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9">Temps et </text:span><text:span text:style-name="MT20">Durée</text:span><text:span text:style-name="MT6"> </text:span></text:p></draw:text-box></draw:frame><draw:g text:anchor-type="paragraph" draw:z-index="152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8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>
      <style:header-left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0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1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23">temps et </text:span><text:span text:style-name="MT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2">Conversions d’unités : </text:span><text:span text:style-name="MT21">Temps et d</text:span><text:span text:style-name="MT22">urées</text:span></text:p>
      </style:header>
      <style:header-left>
        <text:p text:style-name="Header"><text:s/><text:span text:style-name="MT12">Conversions d’unités : </text:span><text:span text:style-name="MT21">Temps et d</text:span><text:span text:style-name="MT2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5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6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5">Capacités</text:span></text:p>
      </style:header>
      <style:header-left>
        <text:p text:style-name="_5f_Header_20_N_20_page_20_impaire_20__28_D_29_"><text:span text:style-name="MT7">Conversions d’unités : </text:span><text:span text:style-name="MT2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6">Capacités</text:span><text:span text:style-name="MT6"> </text:span></text:p></draw:text-box></draw:frame><draw:g text:anchor-type="paragraph" draw:z-index="154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2">Conversions d’unités : </text:span><text:span text:style-name="MT25">Capacités</text:span></text:p>
      </style:header>
      <style:header-left>
        <text:p text:style-name="Header"><text:s/><text:span text:style-name="MT12">Conversions d’unités : </text:span><text:span text:style-name="MT2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7">capacités</text:span><text:span text:style-name="MT6"> </text:span></text:p></draw:text-box></draw:frame><draw:g text:anchor-type="paragraph" draw:z-index="157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8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>
      <style:header-left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-left>
      <style:footer>
        <text:p text:style-name="MP1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9">Masses</text:span><text:span text:style-name="MT6"> </text:span></text:p></draw:text-box></draw:frame><draw:g text:anchor-type="paragraph" draw:z-index="160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61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2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28">masses</text:span></text:p>
      </style:header>
      <style:header-left>
        <text:p text:style-name="_5f_Header_20_N_20_page_20_impaire_20__28_D_29_"><text:s/><text:span text:style-name="MT12">Conversions d’unités : </text:span><text:span text:style-name="MT2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31">masses</text:span><text:span text:style-name="MT6"> </text:span></text:p></draw:text-box></draw:frame><draw:g text:anchor-type="paragraph" draw:z-index="163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4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2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/text:p>
      </style:footer>
      <style:footer-left>
        <text:p text:style-name="MP1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draw:g text:anchor-type="paragraph" draw:z-index="173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78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6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5" draw:text-style-name="MP16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7"><draw:line text:anchor-type="paragraph" draw:z-index="181" draw:name="Shape3_17" draw:style-name="Mgr5" draw:text-style-name="MP16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7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84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2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1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89" draw:name="Shape3_20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85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6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0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1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2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6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3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8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43">Proportionnalité et pourcentages : </text:span><text:span text:style-name="MT42">pourcentages</text:span></text:p></draw:text-box></draw:frame><draw:g text:anchor-type="paragraph" draw:z-index="195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200" draw:name="Shape4_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197" draw:name="Shape4_9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4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8" draw:name="Shape4_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9" draw:name="Shape4_7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6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2" draw:name="Shape4_75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7"><text:span text:style-name="MT51">Repères du plan : Se repérer</text:span> </text:p>
      </style:header>
      <style:header-left>
        <text:p text:style-name="MP27"><text:span text:style-name="MT5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17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18" draw:name="Shape4_91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223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9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5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1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7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4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9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63">critères de divisibilité</text:span></text:p></draw:text-box></draw:frame><draw:g text:anchor-type="paragraph" draw:z-index="236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64">G</text:span>éométrie plane : Parallèles, perpendiculaires,<text:line-break/> distances</text:p>
      </style:header>
      <style:header-left>
        <text:p text:style-name="MP33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2" draw:name="Shape4_59" draw:style-name="Mgr1"><draw:path draw:style-name="Mgr6" draw:text-style-name="MP22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4" text:outline-level="1"><text:span text:style-name="MT71">G</text:span>éométrie plane : Parallèles, perpendiculaires, distances</text:h></draw:text-box></draw:frame><draw:g text:anchor-type="paragraph" draw:z-index="238" draw:name="Shape4_62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0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3">diviser</text:span></text:p></draw:text-box></draw:frame><draw:g text:anchor-type="paragraph" draw:z-index="241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7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3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74">Multiplier</text:span> </text:p>
      </style:header>
      <style:header-left>
        <text:p text:style-name="MP35">Calculer : <text:span text:style-name="MT74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5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5">Multiplier</text:span></text:p></draw:text-box></draw:frame><draw:g text:anchor-type="paragraph" draw:z-index="246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1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8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3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0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">Calculer</text:span> : <text:span text:style-name="MT4">Additionner et soustraire</text:span></text:p>
      </style:header>
      <style:header-left>
        <text:p text:style-name="_5f_Header_20_N_20_page_20_paire_20__28_G_29_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2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4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7"><draw:path text:anchor-type="paragraph" draw:z-index="257" draw:name="Shape1_6" draw:style-name="Mgr7" draw:text-style-name="MP38" svg:width="4.329cm" svg:height="2.238cm" svg:x="-1.5cm" svg:y="-1.001cm" svg:viewBox="0 0 4330 2239" svg:d="M0 2239l3984-288c209-15 363-167 345-342l-170-1609h-4159z"><text:p/></draw:path><draw:line text:anchor-type="paragraph" draw:z-index="258" draw:name="Shape3_10" draw:style-name="Mgr8" draw:text-style-name="MP16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7"><draw:line text:anchor-type="paragraph" draw:z-index="259" draw:name="Shape3_27" draw:style-name="Mgr8" draw:text-style-name="MP16" svg:x1="10.308cm" svg:y1="0.388cm" svg:x2="20.496cm" svg:y2="0.36cm"><text:p/></draw:line><draw:path text:anchor-type="paragraph" draw:z-index="260" draw:name="Shape1_10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5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1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5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0"><draw:line text:anchor-type="paragraph" draw:z-index="270" draw:name="Shape3_9" draw:style-name="Mgr8" draw:text-style-name="MP16" svg:x1="10.37cm" svg:y1="0.365cm" svg:x2="20.496cm" svg:y2="0.36cm"><text:p/></draw:line><draw:path text:anchor-type="paragraph" draw:z-index="271" draw:name="Shape1_4" draw:style-name="Mgr7" draw:text-style-name="MP38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0"><draw:path text:anchor-type="paragraph" draw:z-index="266" draw:name="Shape1_8" draw:style-name="Mgr7" draw:text-style-name="MP38" svg:width="4.329cm" svg:height="2.238cm" svg:x="-1.5cm" svg:y="-7.4cm" svg:viewBox="0 0 4330 2239" svg:d="M0 2239l3984-288c209-15 363-167 345-342l-170-1609h-4159z"><text:p/></draw:path><draw:line text:anchor-type="paragraph" draw:z-index="267" draw:name="Shape3_26" draw:style-name="Mgr8" draw:text-style-name="MP16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8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4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2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2"><draw:line text:anchor-type="paragraph" draw:z-index="276" draw:name="Shape3_8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2"><draw:line text:anchor-type="paragraph" draw:z-index="277" draw:name="Shape3_25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3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0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8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4"><draw:line text:anchor-type="paragraph" draw:z-index="283" draw:name="Shape3_24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4"><draw:line text:anchor-type="paragraph" draw:z-index="284" draw:name="Shape3_28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79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1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85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6"><draw:line text:anchor-type="paragraph" draw:z-index="289" draw:name="Shape3_14" draw:style-name="Mgr8" draw:text-style-name="MP16" svg:x1="12.876cm" svg:y1="0.392cm" svg:x2="20.496cm" svg:y2="0.36cm"><text:p/></draw:line><draw:path text:anchor-type="paragraph" draw:z-index="290" draw:name="Shape1_3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6"><draw:line text:anchor-type="paragraph" draw:z-index="286" draw:name="Shape3_23" draw:style-name="Mgr8" draw:text-style-name="MP16" svg:x1="12.876cm" svg:y1="0.392cm" svg:x2="20.496cm" svg:y2="0.36cm"><text:p/></draw:line><draw:path text:anchor-type="paragraph" draw:z-index="287" draw:name="Shape1_7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8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95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2" text:anchor-type="paragraph" svg:y="-0.06cm" draw:z-index="0"><draw:text-box fo:min-height="0.499cm" fo:min-width="3cm"><draw:frame draw:style-name="Mfr2" draw:name="Frame8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1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8"><draw:path text:anchor-type="paragraph" draw:z-index="297" draw:name="Shape1_1" draw:style-name="Mgr7" draw:text-style-name="MP38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16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48"><draw:line text:anchor-type="paragraph" draw:z-index="293" draw:name="Shape3_21" draw:style-name="Mgr8" draw:text-style-name="MP16" svg:x1="15.337cm" svg:y1="0.36cm" svg:x2="20.496cm" svg:y2="0.36cm"><text:p/></draw:line><draw:path text:anchor-type="paragraph" draw:z-index="294" draw:name="Shape1_13" draw:style-name="Mgr7" draw:text-style-name="MP38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1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9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0"><draw:line text:anchor-type="paragraph" draw:z-index="305" draw:name="Shape3_5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0"><draw:line text:anchor-type="paragraph" draw:z-index="306" draw:name="Shape3_6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0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3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02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2"><draw:line text:anchor-type="paragraph" draw:z-index="310" draw:name="Shape3_2" draw:style-name="Mgr8" draw:text-style-name="MP16" svg:x1="16.083cm" svg:y1="0.383cm" svg:x2="20.496cm" svg:y2="0.36cm"><text:p/></draw:line>Nombres entiers et décimaux : Numération</text:p>
      </style:header>
      <style:header-left>
        <text:p text:style-name="MP52"><draw:line text:anchor-type="paragraph" draw:z-index="311" draw:name="Shape3_3" draw:style-name="Mgr9" draw:text-style-name="MP1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>
      <style:footer-left>
        <text:p text:style-name="MP2"><draw:g text:anchor-type="paragraph" draw:z-index="308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4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2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4"><draw:line text:anchor-type="paragraph" draw:z-index="318" draw:name="Shape3_15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4"><draw:line text:anchor-type="paragraph" draw:z-index="319" draw:name="Shape3_19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3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5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6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1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0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4"><draw:line text:anchor-type="paragraph" draw:z-index="326" draw:name="Shape3_22" draw:style-name="Mgr10" draw:text-style-name="MP16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4"><draw:line text:anchor-type="paragraph" draw:z-index="323" draw:name="Shape3_37" draw:style-name="Mgr8" draw:text-style-name="MP16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4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0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93">priorités opératoires</text:span></text:p></draw:text-box></draw:frame><draw:g text:anchor-type="paragraph" draw:z-index="228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draw:g text:anchor-type="paragraph" draw:z-index="203" draw:name="Shape4_73" draw:style-name="Mgr1"><draw:path draw:style-name="Mgr4" draw:text-style-name="MP2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99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201" draw:name="Shape4_2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202" draw:name="Shape4_25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7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5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0" draw:name="Shape3_4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1" draw:name="Shape3_18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6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2">Conversions d’unités : longueurs</text:span></text:p>
      </style:header>
      <style:header-left>
        <text:p text:style-name="_5f_Header_20_N_20_page_20_impaire_20__28_D_29_"><text:s/><text:span text:style-name="MT1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longueurs</text:span><text:span text:style-name="MT6"> </text:span></text:p></draw:text-box></draw:frame><draw:g text:anchor-type="paragraph" draw:z-index="166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7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Conversions d’unités : longueurs</text:p></draw:text-box></draw:frame><draw:g text:anchor-type="paragraph" draw:z-index="170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1" text:anchor-type="paragraph" svg:y="-0.06cm" draw:z-index="0"><draw:text-box fo:min-height="0.499cm" fo:min-width="7.096cm"><draw:frame draw:style-name="Mfr2" draw:name="Frame2201" text:anchor-type="frame" svg:x="0.45cm" svg:y="0.079cm" svg:width="0.817cm" draw:z-index="0"><draw:text-box fo:min-height="0.355cm"><text:p text:style-name="MP3"><draw:g text:anchor-type="paragraph" draw:z-index="171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9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4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97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8">Aires </text:span>: <text:span text:style-name="MT98">problèmes <text:s text:c="4"/></text:span></text:h>
      </style:footer>
      <style:footer-left>
        <text:p text:style-name="MP6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66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67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63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5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Calculer une aire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" draw:name="Shape3_7" draw:style-name="Mgr11" draw:text-style-name="MP16" svg:x1="15.12cm" svg:y1="0.36cm" svg:x2="20.496cm" svg:y2="0.36cm"><text:p/></draw:line><text:s/><text:span text:style-name="MT99">Angles : </text:span>Angles : <text:span text:style-name="MT100">Comprendre la notion d’angle</text:span></text:p>
      </style:header>
      <style:header-left>
        <text:p text:style-name="MP65"><draw:line text:anchor-type="paragraph" draw:z-index="6" draw:name="Shape3_29" draw:style-name="Mgr11" draw:text-style-name="MP16" svg:x1="15.12cm" svg:y1="0.36cm" svg:x2="20.496cm" svg:y2="0.36cm"><text:p/></draw:line>Angles : <text:span text:style-name="MT100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1">Angles : </text:span><text:span text:style-name="MT10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4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7"><draw:line text:anchor-type="paragraph" draw:z-index="7" draw:name="Shape3_33" draw:style-name="Mgr11" draw:text-style-name="MP16" svg:x1="15.12cm" svg:y1="0.36cm" svg:x2="20.496cm" svg:y2="0.36cm"><text:p/></draw:line><text:s/><text:span text:style-name="MT105">Angles</text:span> : <text:span text:style-name="MT100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6">Angles</text:span><text:span text:style-name="MT6"> : </text:span><text:span text:style-name="MT106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11" draw:text-style-name="MP16" svg:x1="11.344cm" svg:y1="0.358cm" svg:x2="20.497cm" svg:y2="0.36cm"><text:p/></draw:line><text:span text:style-name="MT107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7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8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_5f_Header_20_G_20_page_20_paire_20__28_G_29_"><draw:line text:anchor-type="paragraph" draw:z-index="336" draw:name="Shape3_30" draw:style-name="Mgr11" draw:text-style-name="MP16" svg:x1="11.435cm" svg:y1="0.388cm" svg:x2="20.496cm" svg:y2="0.36cm"><text:p/></draw:line><text:span text:style-name="MT108">Angles</text:span> : <text:span text:style-name="MT108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2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9">Angles </text:span><text:span text:style-name="MT6">: </text:span><text:span text:style-name="MT109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3" draw:name="Shape3_31" draw:style-name="Mgr11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1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9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7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11" draw:text-style-name="MP16" svg:x1="15.448cm" svg:y1="0.365cm" svg:x2="20.496cm" svg:y2="0.36cm"><text:p/></draw:line><text:span text:style-name="MT111">Angles</text:span><text:span text:style-name="MT112"> : </text:span><text:span text:style-name="MT113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11" draw:text-style-name="MP16" svg:x1="15.448cm" svg:y1="0.365cm" svg:x2="20.496cm" svg:y2="0.36cm"><text:p/></draw:line><text:span text:style-name="MT111">Angles : </text:span><text:span text:style-name="MT113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4">Calculer des </text:span><text:span text:style-name="MT110">Mesure</text:span><text:span text:style-name="MT114">s</text:span><text:span text:style-name="MT110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5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9"><draw:line text:anchor-type="paragraph" draw:z-index="263" draw:name="Shape3_39" draw:style-name="Mgr8" draw:text-style-name="MP16" svg:x1="10.308cm" svg:y1="0.388cm" svg:x2="20.496cm" svg:y2="0.36cm"><text:p/></draw:line><draw:path text:anchor-type="paragraph" draw:z-index="264" draw:name="Shape1_12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6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2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3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32" draw:name="Shape4_216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3" draw:name="Shape4_21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, </text:span><text:span text:style-name="MT119">partie 1</text:span><text:span text:style-name="MT6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30" draw:name="Shape4_21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31" draw:name="Shape4_21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28" draw:name="Shape4_211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68">Géométrie plane, </text:span><text:span text:style-name="MT119">partie 1</text:span><text:span text:style-name="MT68"> : </text:span><text:span text:style-name="MT126">coder</text:span></text:p></draw:text-box></draw:frame><draw:g text:anchor-type="paragraph" draw:z-index="129" draw:name="Shape4_212" draw:style-name="Mgr1"><draw:path draw:style-name="Mgr6" draw:text-style-name="MP22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header-left>
        <text:p text:style-name="MP72"><text:span text:style-name="MT121">Géométrie plane</text:span><text:span text:style-name="MT122"> : </text:span><text:span text:style-name="MT123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26" draw:name="Shape4_20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27" draw:name="Shape4_21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4" draw:name="Shape4_20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5" draw:name="Shape4_206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22" draw:name="Shape4_20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23" draw:name="Shape4_1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0" draw:name="Shape4_1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1" draw:name="Shape4_15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8" draw:name="Shape4_1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9" draw:name="Shape4_1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4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6" draw:name="Shape4_20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5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7" draw:name="Shape4_20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4" draw:name="Shape4_200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5" draw:name="Shape4_201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2" draw:name="Shape4_19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3" draw:name="Shape4_19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39">déplacer</text:span></text:p></draw:text-box></draw:frame><draw:g text:anchor-type="paragraph" draw:z-index="110" draw:name="Shape4_192" draw:style-name="Mgr1"><draw:path draw:style-name="Mgr6" draw:text-style-name="MP22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6">Repères du plan : se </text:span><text:span text:style-name="MT139">déplacer</text:span></text:p></draw:text-box></draw:frame><draw:g text:anchor-type="paragraph" draw:z-index="111" draw:name="Shape4_19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8" draw:name="Shape4_19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9" draw:name="Shape4_19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Repères du plan : Se repérer</text:p></draw:text-box></draw:frame><draw:g text:anchor-type="paragraph" draw:z-index="106" draw:name="Shape4_11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Repères du plan : se repérer</text:p></draw:text-box></draw:frame><draw:g text:anchor-type="paragraph" draw:z-index="107" draw:name="Shape4_18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0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2"><draw:line text:anchor-type="paragraph" draw:z-index="98" draw:name="Shape7_8" draw:style-name="Mgr5" draw:text-style-name="MP16" svg:x1="9.042cm" svg:y1="0.36cm" svg:x2="20.461cm" svg:y2="0.36cm"><text:p/></draw:line><draw:path text:anchor-type="paragraph" draw:z-index="99" draw:name="Shape5_1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100" draw:name="Shape6_2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T<text:span text:style-name="MT142">itre de la série</text:span></text:p>
      </style:header>
      <style:header-left>
        <text:p text:style-name="MP82"><draw:line text:anchor-type="paragraph" draw:z-index="102" draw:name="Shape7_9" draw:style-name="Mgr5" draw:text-style-name="MP16" svg:x1="9.042cm" svg:y1="0.36cm" svg:x2="20.461cm" svg:y2="0.36cm"><text:p/></draw:line><draw:path text:anchor-type="paragraph" draw:z-index="103" draw:name="Shape5_2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1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5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7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4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5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7"><text:span text:style-name="MT33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3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0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1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87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88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9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6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2"><draw:path text:anchor-type="paragraph" draw:z-index="79" draw:name="Shape5_3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80" draw:name="Shape6_3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line text:anchor-type="paragraph" draw:z-index="81" draw:name="Shape7_6" draw:style-name="Mgr5" draw:text-style-name="MP16" svg:x1="9.042cm" svg:y1="0.36cm" svg:x2="20.461cm" svg:y2="0.36cm"><text:p/></draw:line>T<text:span text:style-name="MT142">itre de la série</text:span></text:p>
      </style:header>
      <style:header-left>
        <text:p text:style-name="MP82"><draw:path text:anchor-type="paragraph" draw:z-index="83" draw:name="Shape5_4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line text:anchor-type="paragraph" draw:z-index="85" draw:name="Shape7_3" draw:style-name="Mgr5" draw:text-style-name="MP16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2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911041583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77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5817350794118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78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75" draw:name="Shape4_19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76" draw:name="Shape4_19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3" draw:name="Shape4_19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4" draw:name="Shape4_19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3" draw:name="Shape10_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4" draw:name="Shape10_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1" draw:name="Shape4_20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2" draw:name="Shape4_20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7" draw:name="Shape9_1" draw:style-name="Mgr11" draw:text-style-name="MP16" svg:x1="11.559cm" svg:y1="0.36cm" svg:x2="20.5cm" svg:y2="0.36cm"><text:p/></draw:line><draw:frame text:anchor-type="paragraph" draw:z-index="58" draw:name="Shape8_6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path text:anchor-type="paragraph" draw:z-index="59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0" draw:name="Shape10_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6" draw:name="Shape4_21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" draw:name="Shape4_218" draw:style-name="Mgr1"><draw:path draw:style-name="Mgr6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3" draw:name="Shape4_22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4" draw:name="Shape4_21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1" draw:name="Shape10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52" draw:name="Shape10_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0" draw:name="Shape4_22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8" draw:name="Shape4_25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9" draw:name="Shape4_256" draw:style-name="Mgr1"><draw:path draw:style-name="Mgr6" draw:text-style-name="MP22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header-left>
        <text:p text:style-name="MP74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46" draw:name="Shape4_22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47" draw:name="Shape4_2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4" draw:name="Shape4_22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5" draw:name="Shape4_25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69">Patrons</text:span></text:p>
      </style:header>
      <style:header-left>
        <text:p text:style-name="_5f_Header_20_G_20_page_20_paire_20__28_G_29_"><text:span text:style-name="MT132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<text:span text:style-name="MT170">patrons</text:span></text:p></draw:text-box></draw:frame><draw:g text:anchor-type="paragraph" draw:z-index="42" draw:name="Shape4_2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3" draw:name="Shape4_252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0" draw:name="Shape4_22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1" draw:name="Shape4_2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38" draw:name="Shape4_2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39" draw:name="Shape4_2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6" draw:name="Shape4_24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7" draw:name="Shape4_248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4" draw:name="Shape4_24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5" draw:name="Shape4_246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2" draw:name="Shape4_24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3" draw:name="Shape4_24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0" draw:name="Shape4_24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1" draw:name="Shape4_24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8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8" draw:name="Shape4_22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9" draw:name="Shape4_24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6" draw:name="Shape4_23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7" draw:name="Shape4_23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4" draw:name="Shape4_23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5" draw:name="Shape4_23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2" draw:name="Shape4_23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3" draw:name="Shape4_23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0" draw:name="Shape4_23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1" draw:name="Shape4_23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8" draw:name="Shape4_23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9" draw:name="Shape4_23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6" draw:name="Shape4_228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7" draw:name="Shape4_22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4" draw:name="Shape4_4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5" draw:name="Shape4_22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8" draw:name="Shape3_1" draw:style-name="Mgr15" draw:text-style-name="MP16" svg:x1="10.893cm" svg:y1="0.403cm" svg:x2="20.503cm" svg:y2="0.327cm"><text:p/></draw:line><draw:path text:anchor-type="char" draw:z-index="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1" draw:name="Shape3_38" draw:style-name="Mgr15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1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7H40M7S</meta:editing-duration>
    <meta:editing-cycles>199</meta:editing-cycles>
    <meta:generator>LibreOffice/7.1.1.2$Windows_X86_64 LibreOffice_project/fe0b08f4af1bacafe4c7ecc87ce55bb426164676</meta:generator>
    <dc:date>2021-07-15T22:58:14.608000000</dc:date>
    <meta:document-statistic meta:table-count="1" meta:image-count="0" meta:object-count="0" meta:page-count="1" meta:paragraph-count="790" meta:word-count="2954" meta:character-count="18923" meta:non-whitespace-character-count="16434"/>
    <meta:template xlink:type="simple" xlink:actuate="onRequest" xlink:title="lycee_v3" xlink:href="../Modele_cahier.ott" meta:date="2021-07-09T13:45:32.011278978"/>
  </office:meta>
</office:document-meta>
</file>